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family="paragraph">
      <style:paragraph-properties fo:margin-left="1in">
        <style:tab-stops/>
      </style:paragraph-properties>
    </style:style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family="paragraph">
      <style:paragraph-properties fo:margin-left="1in">
        <style:tab-stops/>
      </style:paragraph-properties>
    </style:style>
    <style:style style:name="P7" style:parent-style-name="ListParagraph" style:family="paragraph">
      <style:paragraph-properties fo:margin-left="1in">
        <style:tab-stops/>
      </style:paragraph-properties>
    </style:style>
    <style:style style:name="P8" style:parent-style-name="ListParagraph" style:family="paragraph">
      <style:paragraph-properties fo:margin-left="1in">
        <style:tab-stops/>
      </style:paragraph-properties>
    </style:style>
    <style:style style:name="P9" style:parent-style-name="ListParagraph" style:family="paragraph">
      <style:paragraph-properties fo:margin-left="1in">
        <style:tab-stops/>
      </style:paragraph-properties>
    </style:style>
    <style:style style:name="P10" style:parent-style-name="ListParagraph" style:family="paragraph">
      <style:paragraph-properties fo:margin-left="1in">
        <style:tab-stops/>
      </style:paragraph-properties>
    </style:style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family="paragraph">
      <style:paragraph-properties fo:margin-left="1in">
        <style:tab-stops/>
      </style:paragraph-properties>
    </style:style>
    <style:style style:name="P17" style:parent-style-name="ListParagraph" style:list-style-name="LFO2" style:family="paragraph"/>
    <style:style style:name="P18" style:parent-style-name="ListParagraph" style:list-style-name="LFO2" style:family="paragraph"/>
  </office:automatic-styles>
  <office:body>
    <office:text text:use-soft-page-breaks="true">
      <text:p text:style-name="P1">Create a new post</text:p>
      <text:list text:style-name="LFO2" text:continue-numbering="true">
        <text:list-item>
          <text:p text:style-name="P2">Tạo Post model mới bằng lệnh:</text:p>
        </text:list-item>
      </text:list>
      <text:p text:style-name="P3">php artisan make:model Post -m</text:p>
      <text:list text:style-name="LFO2" text:continue-numbering="true">
        <text:list-item>
          <text:p text:style-name="P4">Thêm “-m” để tạo migration Post table đồng thời với model post.</text:p>
        </text:list-item>
        <text:list-item>
          <text:p text:style-name="P5">Thêm vào<text:s/><text:s/>admin route group:</text:p>
        </text:list-item>
      </text:list>
      <text:p text:style-name="P6">Route::get('posts', 'PostsController@index');</text:p>
      <text:p text:style-name="P7">Route::get('posts/create', 'PostsController@create');</text:p>
      <text:p text:style-name="P8">Route::post('posts/create', 'PostsController@store');</text:p>
      <text:p text:style-name="P9">Route::get('posts/{id?}/edit', 'PostsController@edit');</text:p>
      <text:p text:style-name="P10">Route::post('posts/{id?}/edit','PostsController@update');</text:p>
      <text:list text:style-name="LFO2" text:continue-numbering="true">
        <text:list-item>
          <text:p text:style-name="P11">Tạo PostController trong folder admin</text:p>
        </text:list-item>
        <text:list-item>
          <text:p text:style-name="P12">Cần tạo<text:s/><text:s/>Post Categories, cho phép người dùng chọn 1 categories cho post mà họ đang tạo.<text:s/></text:p>
        </text:list-item>
      </text:list>
      <text:p text:style-name="Normal">Create<text:s/>a<text:s/>Many-to-Many<text:s/>relation:</text:p>
      <text:list text:style-name="LFO2" text:continue-numbering="true">
        <text:list-item>
          <text:p text:style-name="P13">Quan hệ many to many cần 1 bảng trung gian<text:s/>(hay còn gọi là<text:s/>pivot table) để hoạt động, bảng sẽ có 2 cột để lưu các khóa ngoại của 2 mô hình liên quan. Ví dụ: bảng<text:s/>role_user<text:s/>là 1 pivot table bao gồm<text:s/><text:s/>users_id<text:s/>và<text:s/>role_id.</text:p>
        </text:list-item>
        <text:list-item>
          <text:p text:style-name="P14">Pivot table của<text:s/>các<text:s/>Posts<text:s/>và<text:s/>Categories<text:s/>sẽ được gọi là bảng category_post</text:p>
        </text:list-item>
        <text:list-item>
          <text:p text:style-name="P15">Chạy lệnh để tạo migration<text:s/>category_post:</text:p>
        </text:list-item>
      </text:list>
      <text:p text:style-name="P16">php artisan make:migration create_category_post_table --create=category_post</text:p>
      <text:list text:style-name="LFO2" text:continue-numbering="true">
        <text:list-item>
          <text:p text:style-name="P17">Sử dụng thuộc tính<text:s/>$guarded<text:s/>để cho các cột có thể gán hàng loạt ngoại trừ cột id.</text:p>
        </text:list-item>
        <text:list-item>
          <text:p text:style-name="P18">Phương thức<text:s/>belongsToMany<text:s/>được sử dụng để cho Laravel biết rằng model có quan hệ many to many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uong Thanh Truc</meta:initial-creator>
    <dc:creator>Truong Thanh Truc</dc:creator>
    <meta:creation-date>2020-08-28T01:49:00Z</meta:creation-date>
    <dc:date>2020-08-31T04:27:00Z</dc:date>
    <meta:template xlink:href="Normal.dotm" xlink:type="simple"/>
    <meta:editing-cycles>6</meta:editing-cycles>
    <meta:editing-duration>PT35520S</meta:editing-duration>
    <meta:document-statistic meta:page-count="1" meta:paragraph-count="2" meta:word-count="177" meta:character-count="1187" meta:row-count="8" meta:non-whitespace-character-count="1012"/>
  </office:meta>
</office:document-meta>
</file>